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Calibri"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fo:color="#000000" style:font-name="Calibri"/>
    </style:style>
    <style:style style:name="P3" style:family="paragraph" style:parent-style-name="Standard">
      <style:paragraph-properties fo:text-align="justify" style:justify-single-word="false"/>
      <style:text-properties fo:color="#000000" style:font-name="Calibri"/>
    </style:style>
    <style:style style:name="P4" style:family="paragraph" style:parent-style-name="Standard" style:list-style-name="L2">
      <style:paragraph-properties fo:text-align="justify" style:justify-single-word="false"/>
      <style:text-properties fo:color="#000000" style:font-name="Calibri"/>
    </style:style>
    <style:style style:name="P5" style:family="paragraph" style:parent-style-name="Standard" style:list-style-name="L2">
      <style:paragraph-properties fo:text-align="justify" style:justify-single-word="false"/>
      <style:text-properties fo:color="#000000" style:font-name="Calibri" fo:font-size="12pt" fo:font-style="normal" style:text-underline-style="none" style:font-size-asian="12pt" style:font-style-asian="normal" style:font-size-complex="12pt" style:font-style-complex="normal"/>
    </style:style>
    <style:style style:name="P6" style:family="paragraph" style:parent-style-name="Standard" style:list-style-name="L3">
      <style:paragraph-properties fo:text-align="justify" style:justify-single-word="false"/>
      <style:text-properties fo:color="#000000" style:font-name="Calibri" fo:font-size="12pt" fo:font-style="normal" style:text-underline-style="none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Calibri"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Calibri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Calibri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Calibri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alibri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MPTE-RENDU</text:p>
      <text:p text:style-name="P1">De la réunion de Conseil Municipal</text:p>
      <text:p text:style-name="P1">Du 15 décembre 2010</text:p>
      <text:p text:style-name="P1"/>
      <text:p text:style-name="P1"/>
      <text:p text:style-name="P2">~~~~~~~~~~~~~~~</text:p>
      <text:p text:style-name="P2"/>
      <text:p text:style-name="P2"/>
      <text:p text:style-name="P2"/>
      <text:p text:style-name="P3">Le Conseil Municipal, réuni sous la présidence de Monsieur Jean-Luc PADIOLLEAU, maire :</text:p>
      <text:p text:style-name="P3"/>
      <text:list xml:id="list28529913" text:style-name="L2">
        <text:list-item>
          <text:p text:style-name="P5">a autorisé Monsieur le Maire à vendre le camion de la commune DAF</text:p>
        </text:list-item>
        <text:list-item>
          <text:p text:style-name="P5">a autorisé le reclassement de chemins communaux en voirie communale</text:p>
        </text:list-item>
        <text:list-item>
          <text:p text:style-name="P5">a décidé de nommer un <text:s/>nouveau titulaire et deux nouveaux suppléants à la CCR2</text:p>
        </text:list-item>
        <text:list-item>
          <text:p text:style-name="P5">a décidé de créer un emploi d'agent recenseur pour le recensement 2010</text:p>
        </text:list-item>
        <text:list-item>
          <text:p text:style-name="P5">a autorisé le remboursement à Monsieur MORLEC des frais engagés pour la vente du camion DAF</text:p>
        </text:list-item>
        <text:list-item>
          <text:p text:style-name="P5">a décidé <text:s/>d'affecter l<text:span text:style-name="T1">e résultat de fonctionnement du budget 2008 de la commune soit <text:s text:c="6"/>60 793,87 € en recette d'investissement au budget 2009 de la commune</text:span></text:p>
        </text:list-item>
        <text:list-item>
          <text:p text:style-name="P5">a accepté la <text:s/>décision modificative sur le budget de la commune</text:p>
        </text:list-item>
        <text:list-item>
          <text:p text:style-name="P5">a accepté la décision modificative sur le budget Assainissement </text:p>
        </text:list-item>
      </text:list>
      <text:list xml:id="list28507925" text:style-name="L3">
        <text:list-item>
          <text:p text:style-name="P6">a décidé de renommer la rue des Étangs, rue Jean- François LEMARIÉ</text:p>
        </text:list-item>
        <text:list-item>
          <text:p text:style-name="P6">a autorisé la demande de subvention au SIEL pour le chemin des Buissonnets</text:p>
        </text:list-item>
        <text:list-item>
          <text:p text:style-name="P6">a décidé de repartir les subventions aux associations au titre de l'année 2009</text:p>
        </text:list-item>
        <text:list-item>
          <text:p text:style-name="P6">a accepté de créer un poste d'adjoint technique territorial</text:p>
        </text:list-item>
      </text:list>
      <text:list xml:id="list30408769" text:continue-list="list28529913" text:style-name="L2">
        <text:list-header>
          <text:p text:style-name="P4"/>
        </text:list-header>
      </text:list>
      <text:p text:style-name="P9"/>
      <text:p text:style-name="P3"/>
      <text:p text:style-name="P3">La prochaine réunion de Conseil est fixée au mardi 19 janvier 2010, à 18h30, salle de la Mairie.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Affiché le 22 décembre 200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sabelle Derouet</meta:initial-creator>
    <meta:creation-date>2009-12-22T09:49:38.79</meta:creation-date>
    <meta:printed-by>Isabelle Derouet</meta:printed-by>
    <meta:print-date>2009-12-22T10:26:09.62</meta:print-date>
    <meta:document-statistic meta:table-count="0" meta:image-count="0" meta:object-count="0" meta:page-count="1" meta:paragraph-count="19" meta:word-count="218" meta:character-count="1236"/>
    <dc:date>2009-12-22T10:30:10.79</dc:date>
    <dc:creator>Isabelle Derouet</dc:creator>
    <meta:editing-duration>PT00H10M31S</meta:editing-duration>
    <meta:editing-cycles>1</meta:editing-cycles>
    <meta:generator>OpenOffice.org/3.0$Win32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